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fif" manifest:media-type="image/jpe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3">
      <style:drawing-page-properties draw:fill="bitmap" draw:fill-image-name="a20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4">
      <style:drawing-page-properties draw:fill="bitmap" draw:fill-image-name="a1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9">
      <style:drawing-page-properties draw:fill="bitmap" draw:fill-image-name="a17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9">
      <style:drawing-page-properties draw:fill="bitmap" draw:fill-image-name="a1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bitmap" draw:fill-image-name="a1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1">
      <style:drawing-page-properties draw:fill="bitmap" draw:fill-image-name="a1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8">
      <style:drawing-page-properties draw:fill="bitmap" draw:fill-image-name="a1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 style:parent-style-name="Graphics">
      <style:graphic-properties draw:fill="none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5">
      <style:drawing-page-properties draw:fill="bitmap" draw:fill-image-name="a15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0">
      <style:drawing-page-properties draw:fill="bitmap" draw:fill-image-name="a18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1">
      <style:drawing-page-properties draw:fill="bitmap" draw:fill-image-name="a20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5">
      <style:drawing-page-properties draw:fill="bitmap" draw:fill-image-name="a1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0">
      <style:drawing-page-properties draw:fill="bitmap" draw:fill-image-name="a1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bitmap" draw:fill-image-name="a1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bitmap" draw:fill-image-name="a10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6">
      <style:drawing-page-properties draw:fill="bitmap" draw:fill-image-name="a1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2">
      <style:drawing-page-properties draw:fill="bitmap" draw:fill-image-name="a20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bitmap" draw:fill-image-name="a17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6944in" style:font-size-asian="0.06944in" style:font-size-complex="0.0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3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8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0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Thread<text:s text:c="1"/></text:span><text:span text:style-name="a874" text:class-names="">Switching</text:span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Previously in COMS20012</text:span><text:span text:style-name="a880" text:class-names=""/></text:p>
          </draw:text-box>
          <svg:title/>
          <svg:desc/>
        </draw:frame>
        <draw:frame draw:id="id87" presentation:style-name="a904" draw:name="Content Placeholder 4" svg:x="0.40551in" svg:y="1.4974in" svg:width="9.18898in" svg:height="3.1588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3" text:class-names="">On<text:s text:c="1"/></text:span><text:span text:style-name="a884" text:class-names="">thread<text:s text:c="1"/></text:span><text:span text:style-name="a885" text:class-names="">switch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ave outgoing thread register values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Save outgoing thread stack pointer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Load incoming thread stack pointer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Load incoming thread register values</text:span></text:p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0" text:class-names="">Fairly simple<text:s text:c="1"/></text:span><text:span text:style-name="a901" text:class-names=""/></text:p>
              </text:list-item>
            </text:list>
          </draw:text-box>
          <svg:title/>
          <svg:desc/>
        </draw:frame>
      </draw:page>
      <draw:page draw:name="Slide107" draw:style-name="a906" draw:master-page-name="Master1-Layout2-obj-Title-and-Content" presentation:presentation-page-layout-name="Master1-PPL2" draw:id="Slide-362">
        <draw:frame draw:id="id88" presentation:style-name="a912" draw:name="Title 1" svg:x="0.40551in" svg:y="0.29948in" svg:width="9.18898in" svg:height="1.08724in" presentation:class="title" presentation:placeholder="false">
          <draw:text-box>
            <text:p text:style-name="a911" text:class-names="" text:cond-style-name=""><text:span text:style-name="a907" text:class-names="">Implementing<text:s text:c="1"/></text:span><text:span text:style-name="a908" text:class-names="">thread<text:s text:c="1"/></text:span><text:span text:style-name="a909" text:class-names="">switch<text:line-break/>in OS/161 1/2</text:span><text:span text:style-name="a910" text:class-names=""/></text:p>
          </draw:text-box>
          <svg:title/>
          <svg:desc/>
        </draw:frame>
        <draw:frame draw:id="id89" presentation:style-name="a961" draw:name="Content Placeholder 2" svg:x="0.40551in" svg:y="1.4974in" svg:width="9.18898in" svg:height="3.15885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switchframe_switch: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tab/>addi sp, sp, -40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tab/>sw <text:s text:c="2"/>ra, 36(sp)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3"/><text:tab/>sw <text:s text:c="2"/>gp, 32(sp)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3"/><text:tab/>sw <text:s text:c="2"/>s8, 28(sp)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3"/><text:tab/>sw <text:s text:c="2"/>s6, 24(sp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3"/><text:tab/>sw <text:s text:c="2"/>s5, 20(sp)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3"/><text:tab/>sw <text:s text:c="2"/>s4, 16(sp)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3"/><text:tab/>sw <text:s text:c="2"/>s3, 12(sp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3"/><text:tab/>sw <text:s text:c="2"/>s2, 8(sp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3"/><text:tab/>sw <text:s text:c="2"/>s1, 4(sp)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3"/><text:tab/>sw <text:s text:c="2"/>s0, 0(sp)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tab/>sw <text:s text:c="2"/>sp, 0(a0)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108" draw:style-name="a963" draw:master-page-name="Master1-Layout2-obj-Title-and-Content" presentation:presentation-page-layout-name="Master1-PPL2" draw:id="Slide-363">
        <draw:frame draw:id="id90" presentation:style-name="a969" draw:name="Title 1" svg:x="0.40551in" svg:y="0.29948in" svg:width="9.18898in" svg:height="1.08724in" presentation:class="title" presentation:placeholder="false">
          <draw:text-box>
            <text:p text:style-name="a968" text:class-names="" text:cond-style-name=""><text:span text:style-name="a964" text:class-names="">Implementing<text:s text:c="1"/></text:span><text:span text:style-name="a965" text:class-names="">thread<text:s text:c="1"/></text:span><text:span text:style-name="a966" text:class-names="">switch<text:line-break/>in OS/161 1/2</text:span><text:span text:style-name="a967" text:class-names=""/></text:p>
          </draw:text-box>
          <svg:title/>
          <svg:desc/>
        </draw:frame>
        <draw:frame draw:id="id91" presentation:style-name="a1018" draw:name="Content Placeholder 2" svg:x="0.40551in" svg:y="1.4974in" svg:width="9.18898in" svg:height="3.15885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switchframe_switch: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tab/>addi sp, sp, -40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tab/>sw <text:s text:c="2"/>ra, 36(sp)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3"/><text:tab/>sw <text:s text:c="2"/>gp, 32(sp)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3"/><text:tab/>sw <text:s text:c="2"/>s8, 28(sp)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3"/><text:tab/>sw <text:s text:c="2"/>s6, 24(sp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3"/><text:tab/>sw <text:s text:c="2"/>s5, 20(sp)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3"/><text:tab/>sw <text:s text:c="2"/>s4, 16(sp)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3"/><text:tab/>sw <text:s text:c="2"/>s3, 12(sp)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3"/><text:tab/>sw <text:s text:c="2"/>s2, 8(sp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s text:c="3"/><text:tab/>sw <text:s text:c="2"/>s1, 4(sp)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3"/><text:tab/>sw <text:s text:c="2"/>s0, 0(sp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tab/>sw <text:s text:c="2"/>sp, 0(a0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draw:custom-shape svg:x="2.26515in" svg:y="1.71212in" svg:width="0.07576in" svg:height="0.26894in" draw:id="id92" draw:style-name="a1021" draw:name="Right Brace 3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3" draw:style-name="a1025" draw:name="TextBox 4" svg:x="2.58712in" svg:y="1.64464in" svg:width="3.84132in" svg:height="0.40391in">
          <draw:text-box>
            <text:p text:style-name="a1024" text:class-names="" text:cond-style-name=""><text:span text:style-name="a1022" text:class-names="">Allocate stack space for 10 registers</text:span><text:span text:style-name="a1023" text:class-names=""/></text:p>
          </draw:text-box>
          <svg:title/>
          <svg:desc/>
        </draw:frame>
      </draw:page>
      <draw:page draw:name="Slide109" draw:style-name="a1027" draw:master-page-name="Master1-Layout2-obj-Title-and-Content" presentation:presentation-page-layout-name="Master1-PPL2" draw:id="Slide-364">
        <draw:frame draw:id="id94" presentation:style-name="a1034" draw:name="Title 1" svg:x="0.40551in" svg:y="0.29948in" svg:width="9.18898in" svg:height="1.08724in" presentation:class="title" presentation:placeholder="false">
          <draw:text-box>
            <text:p text:style-name="a1033" text:class-names="" text:cond-style-name=""><text:span text:style-name="a1028" text:class-names="">Implementing<text:s text:c="1"/></text:span><text:span text:style-name="a1029" text:class-names="">thread</text:span><text:span text:style-name="a1030" text:class-names=""><text:s text:c="1"/></text:span><text:span text:style-name="a1031" text:class-names="">switch<text:line-break/>in OS/161 1/2</text:span><text:span text:style-name="a1032" text:class-names=""/></text:p>
          </draw:text-box>
          <svg:title/>
          <svg:desc/>
        </draw:frame>
        <draw:frame draw:id="id95" presentation:style-name="a1081" draw:name="Content Placeholder 2" svg:x="0.40551in" svg:y="1.4974in" svg:width="9.18898in" svg:height="3.15885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switchframe_switch: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tab/>addi sp, sp, -40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tab/>sw <text:s text:c="2"/>ra, 36(sp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3"/><text:tab/>sw <text:s text:c="2"/>gp, 32(sp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3"/><text:tab/>sw <text:s text:c="2"/>s8, 28(sp)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3"/><text:tab/>sw <text:s text:c="2"/>s6, 24(sp)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3"/><text:tab/>sw <text:s text:c="2"/>s5, 20(sp)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3"/><text:tab/>sw <text:s text:c="2"/>s4, 16(sp)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3"/><text:tab/>sw <text:s text:c="2"/>s3, 12(sp)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3"/><text:tab/>sw <text:s text:c="2"/>s2, 8(sp)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3"/><text:tab/>sw <text:s text:c="2"/>s1, 4(sp)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3"/><text:tab/>sw <text:s text:c="2"/>s0, 0(sp)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7" text:class-names=""><text:tab/></text:span><text:span text:style-name="a1078" text:class-names="">sw <text:s text:c="2"/>sp, 0(a0)</text:span></text:p>
              </text:list-item>
            </text:list>
          </draw:text-box>
          <svg:title/>
          <svg:desc/>
        </draw:frame>
        <draw:custom-shape svg:x="2.23485in" svg:y="2.18561in" svg:width="0.07955in" svg:height="1.8447in" draw:id="id96" draw:style-name="a1084" draw:name="Right Brace 3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7" draw:style-name="a1088" draw:name="TextBox 4" svg:x="2.36742in" svg:y="2.906in" svg:width="3.86025in" svg:height="0.40391in">
          <draw:text-box>
            <text:p text:style-name="a1087" text:class-names="" text:cond-style-name=""><text:span text:style-name="a1085" text:class-names="">Save the registers value to the stack</text:span><text:span text:style-name="a1086" text:class-names=""/></text:p>
          </draw:text-box>
          <svg:title/>
          <svg:desc/>
        </draw:frame>
      </draw:page>
      <draw:page draw:name="Slide111" draw:style-name="a1090" draw:master-page-name="Master1-Layout2-obj-Title-and-Content" presentation:presentation-page-layout-name="Master1-PPL2" draw:id="Slide-366">
        <draw:frame draw:id="id98" presentation:style-name="a1097" draw:name="Title 1" svg:x="0.40551in" svg:y="0.29948in" svg:width="9.18898in" svg:height="1.08724in" presentation:class="title" presentation:placeholder="false">
          <draw:text-box>
            <text:p text:style-name="a1096" text:class-names="" text:cond-style-name=""><text:span text:style-name="a1091" text:class-names="">Implementing<text:s text:c="1"/></text:span><text:span text:style-name="a1092" text:class-names="">thread</text:span><text:span text:style-name="a1093" text:class-names=""><text:s text:c="1"/></text:span><text:span text:style-name="a1094" text:class-names="">switch<text:line-break/>in OS/161 1/2</text:span><text:span text:style-name="a1095" text:class-names=""/></text:p>
          </draw:text-box>
          <svg:title/>
          <svg:desc/>
        </draw:frame>
        <draw:frame draw:id="id99" presentation:style-name="a1146" draw:name="Content Placeholder 2" svg:x="0.40551in" svg:y="1.4974in" svg:width="9.18898in" svg:height="3.1588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switchframe_switch: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tab/>addi sp, sp, -40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tab/>sw <text:s text:c="2"/>ra, 36(sp)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3"/><text:tab/>sw <text:s text:c="2"/>gp, 32(sp)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3"/><text:tab/>sw <text:s text:c="2"/>s8, 28(sp)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3"/><text:tab/>sw <text:s text:c="2"/>s6, 24(sp)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3"/><text:tab/>sw <text:s text:c="2"/>s5, 20(sp)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<text:s text:c="3"/><text:tab/>sw <text:s text:c="2"/>s4, 16(sp)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3"/><text:tab/>sw <text:s text:c="2"/>s3, 12(sp)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3"/><text:tab/>sw <text:s text:c="2"/>s2, 8(sp)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3"/><text:tab/>sw <text:s text:c="2"/>s1, 4(sp)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3"/><text:tab/>sw <text:s text:c="2"/>s0, 0(sp)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tab/>sw <text:s text:c="2"/>sp, 0(a0)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  <draw:custom-shape svg:x="2.02651in" svg:y="4.27651in" svg:width="0.09849in" svg:height="0.32576in" draw:id="id100" draw:style-name="a1149" draw:name="Right Brace 3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1" draw:style-name="a1153" draw:name="TextBox 4" svg:x="2.34849in" svg:y="4.23744in" svg:width="3.83711in" svg:height="0.40391in">
          <draw:text-box>
            <text:p text:style-name="a1152" text:class-names="" text:cond-style-name=""><text:span text:style-name="a1150" text:class-names="">Store outgoing thread stack pointer</text:span><text:span text:style-name="a1151" text:class-names=""/></text:p>
          </draw:text-box>
          <svg:title/>
          <svg:desc/>
        </draw:frame>
      </draw:page>
      <draw:page draw:name="Slide110" draw:style-name="a1155" draw:master-page-name="Master1-Layout2-obj-Title-and-Content" presentation:presentation-page-layout-name="Master1-PPL2" draw:id="Slide-365">
        <draw:frame draw:id="id102" presentation:style-name="a1162" draw:name="Title 1" svg:x="0.40551in" svg:y="0.29948in" svg:width="9.18898in" svg:height="1.08724in" presentation:class="title" presentation:placeholder="false">
          <draw:text-box>
            <text:p text:style-name="a1161" text:class-names="" text:cond-style-name=""><text:span text:style-name="a1156" text:class-names="">Implementing<text:s text:c="1"/></text:span><text:span text:style-name="a1157" text:class-names="">thread</text:span><text:span text:style-name="a1158" text:class-names=""><text:s text:c="1"/></text:span><text:span text:style-name="a1159" text:class-names="">switch<text:line-break/>in OS/161 2/2</text:span><text:span text:style-name="a1160" text:class-names=""/></text:p>
          </draw:text-box>
          <svg:title/>
          <svg:desc/>
        </draw:frame>
        <draw:frame draw:id="id103" presentation:style-name="a1212" draw:name="Content Placeholder 2" svg:x="0.40551in" svg:y="1.4974in" svg:width="9.18898in" svg:height="3.15885in" presentation:class="outline" presentation:placeholder="false">
          <draw:text-box>
            <text:list text:style-name="a1165">
              <text:list-item>
                <text:p text:style-name="a1164" text:class-names="" text:cond-style-name=""><text:span text:style-name="a1163" text:class-names=""><text:tab/>lw <text:s text:c="2"/>sp, 0(a1)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2"/><text:tab/>nop 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tab/>lw <text:s text:c="2"/>s0, 0(sp)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2"/><text:tab/> lw <text:s text:c="2"/>s1, 4(sp)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2"/><text:tab/> lw <text:s text:c="2"/>s2, 8(sp)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2"/><text:tab/> lw <text:s text:c="2"/>s3, 12(sp)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2"/><text:tab/> lw <text:s text:c="2"/>s4, 16(sp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<text:s text:c="2"/><text:tab/> lw <text:s text:c="2"/>s5, 20(sp)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<text:s text:c="2"/><text:tab/> lw <text:s text:c="2"/>s6, 24(sp)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3"/><text:tab/>lw <text:s text:c="2"/>s8, 28(sp)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<text:s text:c="3"/><text:tab/>lw <text:s text:c="2"/>gp, 32(sp)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2"/><text:tab/> lw <text:s text:c="2"/>ra, 36(sp)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3"/><text:tab/>nop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tab/>j ra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3"/><text:tab/>addi sp, sp, 40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8" text:class-names="">.end switchframe_switch</text:span><text:span text:style-name="a1209" text:class-names=""/></text:p>
              </text:list-item>
            </text:list>
          </draw:text-box>
          <svg:title/>
          <svg:desc/>
        </draw:frame>
      </draw:page>
      <draw:page draw:name="Slide112" draw:style-name="a1214" draw:master-page-name="Master1-Layout2-obj-Title-and-Content" presentation:presentation-page-layout-name="Master1-PPL2" draw:id="Slide-367">
        <draw:frame draw:id="id104" presentation:style-name="a1221" draw:name="Title 1" svg:x="0.40551in" svg:y="0.29948in" svg:width="9.18898in" svg:height="1.08724in" presentation:class="title" presentation:placeholder="false">
          <draw:text-box>
            <text:p text:style-name="a1220" text:class-names="" text:cond-style-name=""><text:span text:style-name="a1215" text:class-names="">Implementing<text:s text:c="1"/></text:span><text:span text:style-name="a1216" text:class-names="">thread</text:span><text:span text:style-name="a1217" text:class-names=""><text:s text:c="1"/></text:span><text:span text:style-name="a1218" text:class-names="">switch<text:line-break/>in OS/161 2/2</text:span><text:span text:style-name="a1219" text:class-names=""/></text:p>
          </draw:text-box>
          <svg:title/>
          <svg:desc/>
        </draw:frame>
        <draw:frame draw:id="id105" presentation:style-name="a1271" draw:name="Content Placeholder 2" svg:x="0.40551in" svg:y="1.4974in" svg:width="9.18898in" svg:height="3.15885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<text:tab/>lw <text:s text:c="2"/>sp, 0(a1)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<text:s text:c="2"/><text:tab/>nop 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tab/>lw <text:s text:c="2"/>s0, 0(sp)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<text:s text:c="2"/><text:tab/> lw <text:s text:c="2"/>s1, 4(sp)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<text:s text:c="2"/><text:tab/> lw <text:s text:c="2"/>s2, 8(sp)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2"/><text:tab/> lw <text:s text:c="2"/>s3, 12(sp)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2"/><text:tab/> lw <text:s text:c="2"/>s4, 16(sp)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<text:s text:c="2"/><text:tab/> lw <text:s text:c="2"/>s5, 20(sp)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<text:s text:c="2"/><text:tab/> lw <text:s text:c="2"/>s6, 24(sp)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<text:s text:c="3"/><text:tab/>lw <text:s text:c="2"/>s8, 28(sp)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3"/><text:tab/>lw <text:s text:c="2"/>gp, 32(sp)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2"/><text:tab/> lw <text:s text:c="2"/>ra, 36(sp)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<text:s text:c="3"/><text:tab/>nop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<text:tab/>j ra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<text:s text:c="3"/><text:tab/>addi sp, sp, 40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7" text:class-names="">.end switchframe_switch</text:span><text:span text:style-name="a1268" text:class-names=""/></text:p>
              </text:list-item>
            </text:list>
          </draw:text-box>
          <svg:title/>
          <svg:desc/>
        </draw:frame>
        <draw:custom-shape svg:x="1.89773in" svg:y="1.4974in" svg:width="0.09848in" svg:height="0.17424in" draw:id="id106" draw:style-name="a1274" draw:name="Right Brace 3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7" draw:style-name="a1278" draw:name="TextBox 4" svg:x="2.13258in" svg:y="1.38257in" svg:width="3.81972in" svg:height="0.40391in">
          <draw:text-box>
            <text:p text:style-name="a1277" text:class-names="" text:cond-style-name=""><text:span text:style-name="a1275" text:class-names="">Load incoming thread stack pointer</text:span><text:span text:style-name="a1276" text:class-names=""/></text:p>
          </draw:text-box>
          <svg:title/>
          <svg:desc/>
        </draw:frame>
      </draw:page>
      <draw:page draw:name="Slide113" draw:style-name="a1280" draw:master-page-name="Master1-Layout2-obj-Title-and-Content" presentation:presentation-page-layout-name="Master1-PPL2" draw:id="Slide-368">
        <draw:frame draw:id="id108" presentation:style-name="a1287" draw:name="Title 1" svg:x="0.40551in" svg:y="0.29948in" svg:width="9.18898in" svg:height="1.08724in" presentation:class="title" presentation:placeholder="false">
          <draw:text-box>
            <text:p text:style-name="a1286" text:class-names="" text:cond-style-name=""><text:span text:style-name="a1281" text:class-names="">Implementing<text:s text:c="1"/></text:span><text:span text:style-name="a1282" text:class-names="">thread</text:span><text:span text:style-name="a1283" text:class-names=""><text:s text:c="1"/></text:span><text:span text:style-name="a1284" text:class-names="">switch<text:line-break/>in OS/161 2/2</text:span><text:span text:style-name="a1285" text:class-names=""/></text:p>
          </draw:text-box>
          <svg:title/>
          <svg:desc/>
        </draw:frame>
        <draw:frame draw:id="id109" presentation:style-name="a1338" draw:name="Content Placeholder 2" svg:x="0.40551in" svg:y="1.4974in" svg:width="9.18898in" svg:height="3.15885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8" text:class-names=""><text:tab/></text:span><text:span text:style-name="a1289" text:class-names="">lw <text:s text:c="2"/>sp, 0(a1)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2"/><text:tab/>nop 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<text:tab/>lw <text:s text:c="2"/>s0, 0(sp)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2"/><text:tab/> lw <text:s text:c="2"/>s1, 4(sp)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2"/><text:tab/> lw <text:s text:c="2"/>s2, 8(sp)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<text:s text:c="2"/><text:tab/> lw <text:s text:c="2"/>s3, 12(sp)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<text:s text:c="2"/><text:tab/> lw <text:s text:c="2"/>s4, 16(sp)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<text:s text:c="2"/><text:tab/> lw <text:s text:c="2"/>s5, 20(sp)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<text:s text:c="2"/><text:tab/> lw <text:s text:c="2"/>s6, 24(sp)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3"/><text:tab/>lw <text:s text:c="2"/>s8, 28(sp)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<text:s text:c="3"/><text:tab/>lw <text:s text:c="2"/>gp, 32(sp)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2"/><text:tab/> lw <text:s text:c="2"/>ra, 36(sp)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3"/><text:tab/>nop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<text:tab/>j ra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<text:s text:c="3"/><text:tab/>addi sp, sp, 40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4" text:class-names="">.end switchframe_switch</text:span><text:span text:style-name="a1335" text:class-names=""/></text:p>
              </text:list-item>
            </text:list>
          </draw:text-box>
          <svg:title/>
          <svg:desc/>
        </draw:frame>
        <draw:custom-shape svg:x="1.98485in" svg:y="1.91667in" svg:width="0.05in" svg:height="1.85227in" draw:id="id110" draw:style-name="a1341" draw:name="Right Brace 3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1" draw:style-name="a1345" draw:name="TextBox 4" svg:x="2.17424in" svg:y="2.64085in" svg:width="3.97588in" svg:height="0.40391in">
          <draw:text-box>
            <text:p text:style-name="a1344" text:class-names="" text:cond-style-name=""><text:span text:style-name="a1342" text:class-names="">Load incoming thread register values</text:span><text:span text:style-name="a1343" text:class-names=""/></text:p>
          </draw:text-box>
          <svg:title/>
          <svg:desc/>
        </draw:frame>
      </draw:page>
      <draw:page draw:name="Slide114" draw:style-name="a1347" draw:master-page-name="Master1-Layout2-obj-Title-and-Content" presentation:presentation-page-layout-name="Master1-PPL2" draw:id="Slide-369">
        <draw:frame draw:id="id112" presentation:style-name="a1354" draw:name="Title 1" svg:x="0.40551in" svg:y="0.29948in" svg:width="9.18898in" svg:height="1.08724in" presentation:class="title" presentation:placeholder="false">
          <draw:text-box>
            <text:p text:style-name="a1353" text:class-names="" text:cond-style-name=""><text:span text:style-name="a1348" text:class-names="">Implementing<text:s text:c="1"/></text:span><text:span text:style-name="a1349" text:class-names="">thread</text:span><text:span text:style-name="a1350" text:class-names=""><text:s text:c="1"/></text:span><text:span text:style-name="a1351" text:class-names="">switch<text:line-break/>in OS/161 2/2</text:span><text:span text:style-name="a1352" text:class-names=""/></text:p>
          </draw:text-box>
          <svg:title/>
          <svg:desc/>
        </draw:frame>
        <draw:frame draw:id="id113" presentation:style-name="a1405" draw:name="Content Placeholder 2" svg:x="0.40551in" svg:y="1.4974in" svg:width="9.18898in" svg:height="3.15885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<text:tab/>lw <text:s text:c="2"/>sp, 0(a1)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2"/><text:tab/>nop 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tab/>lw <text:s text:c="2"/>s0, 0(sp)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<text:s text:c="2"/><text:tab/> lw <text:s text:c="2"/>s1, 4(sp)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2"/><text:tab/> lw <text:s text:c="2"/>s2, 8(sp)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<text:s text:c="2"/><text:tab/> lw <text:s text:c="2"/>s3, 12(sp)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<text:s text:c="2"/><text:tab/> lw <text:s text:c="2"/>s4, 16(sp)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2"/><text:tab/> lw <text:s text:c="2"/>s5, 20(sp)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2"/><text:tab/> lw <text:s text:c="2"/>s6, 24(sp)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3"/><text:tab/>lw <text:s text:c="2"/>s8, 28(sp)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3"/><text:tab/>lw <text:s text:c="2"/>gp, 32(sp)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2"/><text:tab/> lw <text:s text:c="2"/>ra, 36(sp)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3"/><text:tab/>nop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tab/>j ra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<text:s text:c="3"/><text:tab/></text:span><text:span text:style-name="a1398" text:class-names="">addi sp, sp, 40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1" text:class-names="">.end switchframe_switch</text:span><text:span text:style-name="a1402" text:class-names=""/></text:p>
              </text:list-item>
            </text:list>
          </draw:text-box>
          <svg:title/>
          <svg:desc/>
        </draw:frame>
        <draw:custom-shape svg:x="1.9053in" svg:y="3.9697in" svg:width="0.05in" svg:height="0.20076in" draw:id="id114" draw:style-name="a1408" draw:name="Right Brace 3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5" draw:style-name="a1412" draw:name="TextBox 4" svg:x="2.23864in" svg:y="3.86812in" svg:width="0.89743in" svg:height="0.40391in">
          <draw:text-box>
            <text:p text:style-name="a1411" text:class-names="" text:cond-style-name=""><text:span text:style-name="a1409" text:class-names="">Return</text:span><text:span text:style-name="a1410" text:class-names=""/></text:p>
          </draw:text-box>
          <svg:title/>
          <svg:desc/>
        </draw:frame>
      </draw:page>
      <draw:page draw:name="Slide115" draw:style-name="a1414" draw:master-page-name="Master1-Layout2-obj-Title-and-Content" presentation:presentation-page-layout-name="Master1-PPL2" draw:id="Slide-370">
        <draw:frame draw:id="id116" presentation:style-name="a1421" draw:name="Title 1" svg:x="0.40551in" svg:y="0.29948in" svg:width="9.18898in" svg:height="1.08724in" presentation:class="title" presentation:placeholder="false">
          <draw:text-box>
            <text:p text:style-name="a1420" text:class-names="" text:cond-style-name=""><text:span text:style-name="a1415" text:class-names="">Implementing<text:s text:c="1"/></text:span><text:span text:style-name="a1416" text:class-names="">thread</text:span><text:span text:style-name="a1417" text:class-names=""><text:s text:c="1"/></text:span><text:span text:style-name="a1418" text:class-names="">switch<text:line-break/>in OS/161 2/2</text:span><text:span text:style-name="a1419" text:class-names=""/></text:p>
          </draw:text-box>
          <svg:title/>
          <svg:desc/>
        </draw:frame>
        <draw:frame draw:id="id117" presentation:style-name="a1471" draw:name="Content Placeholder 2" svg:x="0.40551in" svg:y="1.4974in" svg:width="9.18898in" svg:height="3.15885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<text:tab/>lw <text:s text:c="2"/>sp, 0(a1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<text:s text:c="2"/><text:tab/>nop 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tab/>lw <text:s text:c="2"/>s0, 0(sp)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2"/><text:tab/> lw <text:s text:c="2"/>s1, 4(sp)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2"/><text:tab/> lw <text:s text:c="2"/>s2, 8(sp)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2"/><text:tab/> lw <text:s text:c="2"/>s3, 12(sp)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2"/><text:tab/> lw <text:s text:c="2"/>s4, 16(sp)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<text:s text:c="2"/><text:tab/> lw <text:s text:c="2"/>s5, 20(sp)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2"/><text:tab/> lw <text:s text:c="2"/>s6, 24(sp)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3"/><text:tab/>lw <text:s text:c="2"/>s8, 28(sp)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<text:s text:c="3"/><text:tab/>lw <text:s text:c="2"/>gp, 32(sp)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s text:c="2"/><text:tab/> lw <text:s text:c="2"/>ra, 36(sp)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<text:s text:c="3"/><text:tab/>nop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<text:tab/>j ra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3"/><text:tab/>addi sp, sp, 40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.end switchframe_switch</text:span><text:span text:style-name="a1468" text:class-names=""/></text:p>
              </text:list-item>
            </text:list>
          </draw:text-box>
          <svg:title/>
          <svg:desc/>
        </draw:frame>
        <draw:custom-shape svg:x="1.94697in" svg:y="4.16667in" svg:width="0.1553in" svg:height="0.22349in" draw:id="id118" draw:style-name="a1474" draw:name="Right Brace 3">
          <svg:title/>
          <svg:desc/>
          <text:p text:style-name="a1473" text:class-names="" text:cond-style-name=""><text:span text:style-name="a147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9" draw:style-name="a1478" draw:name="TextBox 4" svg:x="2.228in" svg:y="4.07646in" svg:width="5.47237in" svg:height="0.40391in">
          <draw:text-box>
            <text:p text:style-name="a1477" text:class-names="" text:cond-style-name=""><text:span text:style-name="a1475" text:class-names="">Shrink stack size (mirror our first instruction earlier)</text:span><text:span text:style-name="a1476" text:class-names=""/></text:p>
          </draw:text-box>
          <svg:title/>
          <svg:desc/>
        </draw:frame>
      </draw:page>
      <draw:page draw:name="Slide117" draw:style-name="a1480" draw:master-page-name="Master1-Layout2-obj-Title-and-Content" presentation:presentation-page-layout-name="Master1-PPL2" draw:id="Slide-372">
        <draw:frame draw:id="id120" presentation:style-name="a1487" draw:name="Title 1" svg:x="0.40551in" svg:y="0.29948in" svg:width="9.18898in" svg:height="1.08724in" presentation:class="title" presentation:placeholder="false">
          <draw:text-box>
            <text:p text:style-name="a1486" text:class-names="" text:cond-style-name=""><text:span text:style-name="a1481" text:class-names="">Implementing<text:s text:c="1"/></text:span><text:span text:style-name="a1482" text:class-names="">thread</text:span><text:span text:style-name="a1483" text:class-names=""><text:s text:c="1"/></text:span><text:span text:style-name="a1484" text:class-names="">switch<text:line-break/>in OS/161 2/2</text:span><text:span text:style-name="a1485" text:class-names=""/></text:p>
          </draw:text-box>
          <svg:title/>
          <svg:desc/>
        </draw:frame>
        <draw:frame draw:id="id121" presentation:style-name="a1537" draw:name="Content Placeholder 2" svg:x="0.40551in" svg:y="1.4974in" svg:width="9.18898in" svg:height="3.15885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8" text:class-names=""><text:tab/>lw <text:s text:c="2"/>sp, 0(a1)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<text:s text:c="2"/><text:tab/>nop 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<text:tab/>lw <text:s text:c="2"/>s0, 0(sp)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<text:s text:c="2"/><text:tab/> lw <text:s text:c="2"/>s1, 4(sp)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2"/><text:tab/> lw <text:s text:c="2"/>s2, 8(sp)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<text:s text:c="2"/><text:tab/> lw <text:s text:c="2"/>s3, 12(sp)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2"/><text:tab/> lw <text:s text:c="2"/>s4, 16(sp)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<text:s text:c="2"/><text:tab/> lw <text:s text:c="2"/>s5, 20(sp)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<text:s text:c="2"/><text:tab/> lw <text:s text:c="2"/>s6, 24(sp)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3"/><text:tab/>lw <text:s text:c="2"/>s8, 28(sp)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<text:s text:c="3"/><text:tab/>lw <text:s text:c="2"/>gp, 32(sp)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2"/><text:tab/> lw <text:s text:c="2"/>ra, 36(sp)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s text:c="3"/><text:tab/>nop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tab/>j ra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3"/><text:tab/>addi sp, sp, 40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3" text:class-names="">.end switchframe_switch</text:span><text:span text:style-name="a1534" text:class-names=""/></text:p>
              </text:list-item>
            </text:list>
          </draw:text-box>
          <svg:title/>
          <svg:desc/>
        </draw:frame>
      </draw:page>
      <draw:page draw:name="Slide116" draw:style-name="a1539" draw:master-page-name="Master1-Layout2-obj-Title-and-Content" presentation:presentation-page-layout-name="Master1-PPL2" draw:id="Slide-371">
        <draw:frame draw:id="id122" presentation:style-name="a1543" draw:name="Title 1" svg:x="0.40551in" svg:y="0.29948in" svg:width="9.18898in" svg:height="1.08724in" presentation:class="title" presentation:placeholder="false">
          <draw:text-box>
            <text:p text:style-name="a1542" text:class-names="" text:cond-style-name=""><text:span text:style-name="a1540" text:class-names="">Wait a minute!</text:span><text:span text:style-name="a1541" text:class-names=""/></text:p>
          </draw:text-box>
          <svg:title/>
          <svg:desc/>
        </draw:frame>
        <draw:frame draw:id="id123" presentation:style-name="a1552" draw:name="Content Placeholder 8" svg:x="0.40551in" svg:y="1.4974in" svg:width="9.18898in" svg:height="3.15885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4" text:class-names="">Something happens after</text:span><text:span text:style-name="a1545" text:class-names=""><text:s text:c="1"/>the return?!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8" text:class-names="">… and what about those “nop”s?!</text:span><text:span text:style-name="a1549" text:class-names=""/></text:p>
              </text:list-item>
            </text:list>
          </draw:text-box>
          <svg:title/>
          <svg:desc/>
        </draw:frame>
        <draw:frame draw:id="id124" draw:style-name="a1553" draw:name="Picture 12" svg:x="6.10491in" svg:y="1.57233in" svg:width="2.69792in" svg:height="2.02083in" style:rel-width="scale" style:rel-height="scale">
          <draw:image xlink:href="media/image1.jfif" xlink:type="simple" xlink:show="embed" xlink:actuate="onLoad"/>
          <svg:title/>
          <svg:desc>A picture containing text, clipart

Description automatically generated</svg:desc>
        </draw:frame>
      </draw:page>
      <draw:page draw:name="Slide118" draw:style-name="a1555" draw:master-page-name="Master1-Layout2-obj-Title-and-Content" presentation:presentation-page-layout-name="Master1-PPL2" draw:id="Slide-373">
        <draw:frame draw:id="id125" presentation:style-name="a1559" draw:name="Title 1" svg:x="0.40551in" svg:y="0.29948in" svg:width="9.18898in" svg:height="1.08724in" presentation:class="title" presentation:placeholder="false">
          <draw:text-box>
            <text:p text:style-name="a1558" text:class-names="" text:cond-style-name=""><text:span text:style-name="a1556" text:class-names="">MIPS Delay Slot Instruction</text:span><text:span text:style-name="a1557" text:class-names=""/></text:p>
          </draw:text-box>
          <svg:title/>
          <svg:desc/>
        </draw:frame>
        <draw:frame draw:id="id126" presentation:style-name="a1573" draw:name="Content Placeholder 2" svg:x="0.40551in" svg:y="1.4974in" svg:width="9.18898in" svg:height="3.15885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60" text:class-names="">Instruction executed without the effect of the previous instruction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Present on load, jump, branch etc.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You can use nop if the effect is necessary to carry the next instruction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69" text:class-names="">… or do something useful</text:span><text:span text:style-name="a1570" text:class-names=""/></text:p>
              </text:list-item>
            </text:list>
          </draw:text-box>
          <svg:title/>
          <svg:desc/>
        </draw:frame>
      </draw:page>
      <draw:page draw:name="Slide119" draw:style-name="a1575" draw:master-page-name="Master1-Layout2-obj-Title-and-Content" presentation:presentation-page-layout-name="Master1-PPL2" draw:id="Slide-374">
        <draw:frame draw:id="id127" presentation:style-name="a1579" draw:name="Title 1" svg:x="0.40551in" svg:y="0.29948in" svg:width="9.18898in" svg:height="1.08724in" presentation:class="title" presentation:placeholder="false">
          <draw:text-box>
            <text:p text:style-name="a1578" text:class-names="" text:cond-style-name=""><text:span text:style-name="a1576" text:class-names="">Where to find this code?</text:span><text:span text:style-name="a1577" text:class-names=""/></text:p>
          </draw:text-box>
          <svg:title/>
          <svg:desc/>
        </draw:frame>
        <draw:frame draw:id="id128" presentation:style-name="a1584" draw:name="Content Placeholder 2" svg:x="0.40551in" svg:y="1.4974in" svg:width="9.18898in" svg:height="3.15885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0" text:class-names="">kern/arch/mips/thread/switch.S</text:span><text:span text:style-name="a1581" text:class-names=""/></text:p>
              </text:list-item>
            </text:list>
          </draw:text-box>
          <svg:title/>
          <svg:desc/>
        </draw:frame>
      </draw:page>
      <draw:page draw:name="Slide120" draw:style-name="a1586" draw:master-page-name="Master1-Layout2-obj-Title-and-Content" presentation:presentation-page-layout-name="Master1-PPL2" draw:id="Slide-375">
        <draw:frame draw:id="id129" presentation:style-name="a1591" draw:name="Title 1" svg:x="0.40551in" svg:y="0.29948in" svg:width="9.18898in" svg:height="1.08724in" presentation:class="title" presentation:placeholder="false">
          <draw:text-box>
            <text:p text:style-name="a1590" text:class-names="" text:cond-style-name=""><text:span text:style-name="a1587" text:class-names="">Thread<text:s text:c="1"/></text:span><text:span text:style-name="a1588" text:class-names="">switch on x86</text:span><text:span text:style-name="a1589" text:class-names=""/></text:p>
          </draw:text-box>
          <svg:title/>
          <svg:desc/>
        </draw:frame>
        <draw:frame draw:id="id130" presentation:style-name="a1646" draw:name="Content Placeholder 2" svg:x="0.40551in" svg:y="1.4974in" svg:width="9.18898in" svg:height="3.15885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.globl swtch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swtch: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<text:s text:c="2"/><text:tab/>movl 4(%esp), %eax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<text:s text:c="2"/><text:tab/>movl 8(%esp), %edx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<text:tab/>pushl %ebp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2"/><text:tab/>pushl %ebx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<text:s text:c="2"/><text:tab/>pushl %esi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<text:s text:c="2"/><text:tab/>pushl %edi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<text:tab/>movl %esp, (%eax)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2"/><text:tab/>movl %edx, %esp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<text:tab/>popl %edi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<text:s text:c="1"/><text:tab/> popl %esi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<text:s text:c="1"/><text:tab/> popl %ebx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<text:s text:c="2"/><text:tab/>popl %ebp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<text:s text:c="2"/><text:tab/>ret</text:span></text:p>
              </text:list-item>
            </text:list>
          </draw:text-box>
          <svg:title/>
          <svg:desc/>
        </draw:frame>
      </draw:page>
      <draw:page draw:name="Slide121" draw:style-name="a1648" draw:master-page-name="Master1-Layout2-obj-Title-and-Content" presentation:presentation-page-layout-name="Master1-PPL2" draw:id="Slide-376">
        <draw:frame draw:id="id131" presentation:style-name="a1654" draw:name="Title 1" svg:x="0.40551in" svg:y="0.29948in" svg:width="9.18898in" svg:height="1.08724in" presentation:class="title" presentation:placeholder="false">
          <draw:text-box>
            <text:p text:style-name="a1653" text:class-names="" text:cond-style-name=""><text:span text:style-name="a1649" text:class-names="">Thread</text:span><text:span text:style-name="a1650" text:class-names=""><text:s text:c="1"/></text:span><text:span text:style-name="a1651" text:class-names="">switch on x86</text:span><text:span text:style-name="a1652" text:class-names=""/></text:p>
          </draw:text-box>
          <svg:title/>
          <svg:desc/>
        </draw:frame>
        <draw:frame draw:id="id132" presentation:style-name="a1710" draw:name="Content Placeholder 2" svg:x="0.40551in" svg:y="1.4974in" svg:width="9.18898in" svg:height="3.15885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>.globl swtch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swtch: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<text:s text:c="2"/><text:tab/>movl 4(%esp), %eax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<text:s text:c="2"/><text:tab/>movl 8(%esp), %edx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0" text:class-names=""><text:tab/></text:span><text:span text:style-name="a1671" text:class-names="">pushl %ebp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<text:s text:c="2"/><text:tab/>pushl %ebx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<text:s text:c="2"/><text:tab/>pushl %esi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><text:s text:c="2"/><text:tab/>pushl %edi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tab/>movl %esp, (%eax)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<text:s text:c="2"/><text:tab/>movl %edx, %esp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<text:tab/>popl %edi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<text:s text:c="1"/><text:tab/> popl %esi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<text:tab/> popl %ebx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<text:s text:c="2"/><text:tab/>popl %ebp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<text:s text:c="2"/><text:tab/>ret</text:span></text:p>
              </text:list-item>
            </text:list>
          </draw:text-box>
          <svg:title/>
          <svg:desc/>
        </draw:frame>
        <draw:custom-shape svg:x="2.02651in" svg:y="1.84849in" svg:width="0.06818in" svg:height="0.34848in" draw:id="id133" draw:style-name="a1713" draw:name="Right Brace 3">
          <svg:title/>
          <svg:desc/>
          <text:p text:style-name="a1712" text:class-names="" text:cond-style-name=""><text:span text:style-name="a171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34" draw:style-name="a1717" draw:name="TextBox 4" svg:x="2.23106in" svg:y="1.82077in" svg:width="1.53015in" svg:height="0.40391in">
          <draw:text-box>
            <text:p text:style-name="a1716" text:class-names="" text:cond-style-name=""><text:span text:style-name="a1714" text:class-names="">Expand stack</text:span><text:span text:style-name="a1715" text:class-names=""/></text:p>
          </draw:text-box>
          <svg:title/>
          <svg:desc/>
        </draw:frame>
      </draw:page>
      <draw:page draw:name="Slide122" draw:style-name="a1719" draw:master-page-name="Master1-Layout2-obj-Title-and-Content" presentation:presentation-page-layout-name="Master1-PPL2" draw:id="Slide-377">
        <draw:frame draw:id="id135" presentation:style-name="a1725" draw:name="Title 1" svg:x="0.40551in" svg:y="0.29948in" svg:width="9.18898in" svg:height="1.08724in" presentation:class="title" presentation:placeholder="false">
          <draw:text-box>
            <text:p text:style-name="a1724" text:class-names="" text:cond-style-name=""><text:span text:style-name="a1720" text:class-names="">Thread</text:span><text:span text:style-name="a1721" text:class-names=""><text:s text:c="1"/></text:span><text:span text:style-name="a1722" text:class-names="">switch on x86</text:span><text:span text:style-name="a1723" text:class-names=""/></text:p>
          </draw:text-box>
          <svg:title/>
          <svg:desc/>
        </draw:frame>
        <draw:frame draw:id="id136" presentation:style-name="a1781" draw:name="Content Placeholder 2" svg:x="0.40551in" svg:y="1.4974in" svg:width="9.18898in" svg:height="3.15885in" presentation:class="outline" presentation:placeholder="false">
          <draw:text-box>
            <text:list text:style-name="a1728">
              <text:list-item>
                <text:p text:style-name="a1727" text:class-names="" text:cond-style-name=""><text:span text:style-name="a1726" text:class-names="">.globl swtch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swtch: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><text:s text:c="2"/><text:tab/>movl 4(%esp), %eax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2"/><text:tab/>movl 8(%esp), %edx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tab/>pushl %ebp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<text:s text:c="2"/><text:tab/>pushl %ebx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><text:s text:c="2"/><text:tab/>pushl %esi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<text:s text:c="2"/><text:tab/>pushl %edi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6" text:class-names=""><text:tab/></text:span><text:span text:style-name="a1757" text:class-names="">movl %esp, (%eax)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<text:s text:c="2"/><text:tab/>movl %edx, %esp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/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<text:tab/>popl %edi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<text:s text:c="1"/><text:tab/> popl %esi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1"/><text:tab/> popl %ebx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<text:s text:c="2"/><text:tab/>popl %ebp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<text:s text:c="2"/><text:tab/>ret</text:span></text:p>
              </text:list-item>
            </text:list>
          </draw:text-box>
          <svg:title/>
          <svg:desc/>
        </draw:frame>
        <draw:custom-shape svg:x="1.97349in" svg:y="2.31818in" svg:width="0.05in" svg:height="0.64394in" draw:id="id137" draw:style-name="a1784" draw:name="Right Brace 3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38" draw:style-name="a1788" draw:name="TextBox 4" svg:x="2.22727in" svg:y="2.4382in" svg:width="1.60209in" svg:height="0.40391in">
          <draw:text-box>
            <text:p text:style-name="a1787" text:class-names="" text:cond-style-name=""><text:span text:style-name="a1785" text:class-names="">Save registers</text:span><text:span text:style-name="a1786" text:class-names=""/></text:p>
          </draw:text-box>
          <svg:title/>
          <svg:desc/>
        </draw:frame>
      </draw:page>
      <draw:page draw:name="Slide123" draw:style-name="a1790" draw:master-page-name="Master1-Layout2-obj-Title-and-Content" presentation:presentation-page-layout-name="Master1-PPL2" draw:id="Slide-378">
        <draw:frame draw:id="id139" presentation:style-name="a1796" draw:name="Title 1" svg:x="0.40551in" svg:y="0.29948in" svg:width="9.18898in" svg:height="1.08724in" presentation:class="title" presentation:placeholder="false">
          <draw:text-box>
            <text:p text:style-name="a1795" text:class-names="" text:cond-style-name=""><text:span text:style-name="a1791" text:class-names="">Thread</text:span><text:span text:style-name="a1792" text:class-names=""><text:s text:c="1"/></text:span><text:span text:style-name="a1793" text:class-names="">switch on x86</text:span><text:span text:style-name="a1794" text:class-names=""/></text:p>
          </draw:text-box>
          <svg:title/>
          <svg:desc/>
        </draw:frame>
        <draw:frame draw:id="id140" presentation:style-name="a1851" draw:name="Content Placeholder 2" svg:x="0.40551in" svg:y="1.4974in" svg:width="9.18898in" svg:height="3.15885in" presentation:class="outline" presentation:placeholder="false">
          <draw:text-box>
            <text:list text:style-name="a1799">
              <text:list-item>
                <text:p text:style-name="a1798" text:class-names="" text:cond-style-name=""><text:span text:style-name="a1797" text:class-names="">.globl swtch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swtch: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<text:s text:c="2"/><text:tab/>movl 4(%esp), %eax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<text:s text:c="2"/><text:tab/>movl 8(%esp), %edx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/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tab/>pushl %ebp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><text:s text:c="2"/><text:tab/>pushl %ebx</text:span></text:p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><text:s text:c="2"/><text:tab/>pushl %esi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><text:s text:c="2"/><text:tab/>pushl %edi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tab/>movl %esp, (%eax)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<text:s text:c="2"/><text:tab/>movl %edx, %esp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<text:tab/>popl %edi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<text:s text:c="1"/><text:tab/> popl %esi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<text:s text:c="1"/><text:tab/> popl %ebx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<text:s text:c="2"/><text:tab/>popl %ebp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<text:s text:c="2"/><text:tab/>ret</text:span></text:p>
              </text:list-item>
            </text:list>
          </draw:text-box>
          <svg:title/>
          <svg:desc/>
        </draw:frame>
        <draw:custom-shape svg:x="1.94318in" svg:y="3.15151in" svg:width="0.08333in" svg:height="0.42424in" draw:id="id141" draw:style-name="a1854" draw:name="Right Brace 3">
          <svg:title/>
          <svg:desc/>
          <text:p text:style-name="a1853" text:class-names="" text:cond-style-name=""><text:span text:style-name="a185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42" draw:style-name="a1858" draw:name="TextBox 4" svg:x="2.18182in" svg:y="3.16427in" svg:width="1.45133in" svg:height="0.40391in">
          <draw:text-box>
            <text:p text:style-name="a1857" text:class-names="" text:cond-style-name=""><text:span text:style-name="a1855" text:class-names="">Switch stack</text:span><text:span text:style-name="a1856" text:class-names=""/></text:p>
          </draw:text-box>
          <svg:title/>
          <svg:desc/>
        </draw:frame>
      </draw:page>
      <draw:page draw:name="Slide124" draw:style-name="a1860" draw:master-page-name="Master1-Layout2-obj-Title-and-Content" presentation:presentation-page-layout-name="Master1-PPL2" draw:id="Slide-379">
        <draw:frame draw:id="id143" presentation:style-name="a1866" draw:name="Title 1" svg:x="0.40551in" svg:y="0.29948in" svg:width="9.18898in" svg:height="1.08724in" presentation:class="title" presentation:placeholder="false">
          <draw:text-box>
            <text:p text:style-name="a1865" text:class-names="" text:cond-style-name=""><text:span text:style-name="a1861" text:class-names="">Thread</text:span><text:span text:style-name="a1862" text:class-names=""><text:s text:c="1"/></text:span><text:span text:style-name="a1863" text:class-names="">switch on x86</text:span><text:span text:style-name="a1864" text:class-names=""/></text:p>
          </draw:text-box>
          <svg:title/>
          <svg:desc/>
        </draw:frame>
        <draw:frame draw:id="id144" presentation:style-name="a1922" draw:name="Content Placeholder 2" svg:x="0.40551in" svg:y="1.4974in" svg:width="9.18898in" svg:height="3.15885in" presentation:class="outline" presentation:placeholder="false">
          <draw:text-box>
            <text:list text:style-name="a1869">
              <text:list-item>
                <text:p text:style-name="a1868" text:class-names="" text:cond-style-name=""><text:span text:style-name="a1867" text:class-names="">.globl swtch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swtch: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<text:s text:c="2"/><text:tab/>movl 4(%esp), %eax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<text:s text:c="2"/><text:tab/>movl 8(%esp), %edx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<text:tab/>pushl %ebp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<text:s text:c="2"/><text:tab/>pushl %ebx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><text:s text:c="2"/><text:tab/>pushl %esi</text:span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><text:s text:c="2"/><text:tab/>pushl %edi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4" text:class-names=""/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<text:tab/>movl %esp, (%eax)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<text:s text:c="2"/><text:tab/>movl %edx, %esp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/></text:p>
              </text:list-item>
            </text:list>
            <text:list text:style-name="a1908">
              <text:list-item>
                <text:p text:style-name="a1907" text:class-names="" text:cond-style-name=""><text:span text:style-name="a1906" text:class-names=""><text:tab/>popl %edi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><text:s text:c="1"/><text:tab/> popl %esi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><text:s text:c="1"/><text:tab/> popl %ebx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<text:s text:c="2"/><text:tab/>popl %ebp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8" text:class-names=""><text:s text:c="2"/></text:span><text:span text:style-name="a1919" text:class-names=""><text:tab/>ret</text:span></text:p>
              </text:list-item>
            </text:list>
          </draw:text-box>
          <svg:title/>
          <svg:desc/>
        </draw:frame>
        <draw:custom-shape svg:x="1.75758in" svg:y="3.67424in" svg:width="0.13258in" svg:height="0.67803in" draw:id="id145" draw:style-name="a1925" draw:name="Right Brace 3">
          <svg:title/>
          <svg:desc/>
          <text:p text:style-name="a1924" text:class-names="" text:cond-style-name=""><text:span text:style-name="a192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46" draw:style-name="a1929" draw:name="TextBox 4" svg:x="2.15909in" svg:y="3.8113in" svg:width="2.88071in" svg:height="0.40391in">
          <draw:text-box>
            <text:p text:style-name="a1928" text:class-names="" text:cond-style-name=""><text:span text:style-name="a1926" text:class-names="">Load saved register values</text:span><text:span text:style-name="a1927" text:class-names=""/></text:p>
          </draw:text-box>
          <svg:title/>
          <svg:desc/>
        </draw:frame>
      </draw:page>
      <draw:page draw:name="Slide125" draw:style-name="a1931" draw:master-page-name="Master1-Layout2-obj-Title-and-Content" presentation:presentation-page-layout-name="Master1-PPL2" draw:id="Slide-380">
        <draw:frame draw:id="id147" presentation:style-name="a1937" draw:name="Title 1" svg:x="0.40551in" svg:y="0.29948in" svg:width="9.18898in" svg:height="1.08724in" presentation:class="title" presentation:placeholder="false">
          <draw:text-box>
            <text:p text:style-name="a1936" text:class-names="" text:cond-style-name=""><text:span text:style-name="a1932" text:class-names="">Thread</text:span><text:span text:style-name="a1933" text:class-names=""><text:s text:c="1"/></text:span><text:span text:style-name="a1934" text:class-names="">switch on x86</text:span><text:span text:style-name="a1935" text:class-names=""/></text:p>
          </draw:text-box>
          <svg:title/>
          <svg:desc/>
        </draw:frame>
        <draw:frame draw:id="id148" presentation:style-name="a1992" draw:name="Content Placeholder 2" svg:x="0.40551in" svg:y="1.4974in" svg:width="9.18898in" svg:height="3.15885in" presentation:class="outline" presentation:placeholder="false">
          <draw:text-box>
            <text:list text:style-name="a1940">
              <text:list-item>
                <text:p text:style-name="a1939" text:class-names="" text:cond-style-name=""><text:span text:style-name="a1938" text:class-names="">.globl swtch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swtch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<text:s text:c="2"/><text:tab/>movl 4(%esp), %eax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2"/><text:tab/>movl 8(%esp), %edx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/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><text:tab/>pushl %ebp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<text:s text:c="2"/><text:tab/>pushl %ebx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<text:s text:c="2"/><text:tab/>pushl %esi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<text:s text:c="2"/><text:tab/>pushl %edi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tab/>movl %esp, (%eax)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<text:s text:c="2"/><text:tab/>movl %edx, %esp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<text:tab/>popl %edi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<text:s text:c="1"/><text:tab/> popl %esi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<text:s text:c="1"/><text:tab/> popl %ebx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<text:s text:c="2"/><text:tab/>popl %ebp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<text:s text:c="2"/><text:tab/>ret</text:span></text:p>
              </text:list-item>
            </text:list>
          </draw:text-box>
          <svg:title/>
          <svg:desc/>
        </draw:frame>
        <draw:custom-shape svg:x="1.60227in" svg:y="4.37121in" svg:width="0.05in" svg:height="0.14773in" draw:id="id149" draw:style-name="a1995" draw:name="Right Brace 3">
          <svg:title/>
          <svg:desc/>
          <text:p text:style-name="a1994" text:class-names="" text:cond-style-name=""><text:span text:style-name="a199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50" draw:style-name="a1999" draw:name="TextBox 4" svg:x="1.95161in" svg:y="4.24312in" svg:width="0.89743in" svg:height="0.40391in">
          <draw:text-box>
            <text:p text:style-name="a1998" text:class-names="" text:cond-style-name=""><text:span text:style-name="a1996" text:class-names="">Return</text:span><text:span text:style-name="a1997" text:class-names=""/></text:p>
          </draw:text-box>
          <svg:title/>
          <svg:desc/>
        </draw:frame>
      </draw:page>
      <draw:page draw:name="Slide126" draw:style-name="a2001" draw:master-page-name="Master1-Layout2-obj-Title-and-Content" presentation:presentation-page-layout-name="Master1-PPL2" draw:id="Slide-381">
        <draw:frame draw:id="id151" presentation:style-name="a2007" draw:name="Title 1" svg:x="0.40551in" svg:y="0.29948in" svg:width="9.18898in" svg:height="1.08724in" presentation:class="title" presentation:placeholder="false">
          <draw:text-box>
            <text:p text:style-name="a2006" text:class-names="" text:cond-style-name=""><text:span text:style-name="a2002" text:class-names="">Thread</text:span><text:span text:style-name="a2003" text:class-names=""><text:s text:c="1"/></text:span><text:span text:style-name="a2004" text:class-names="">switch on x86</text:span><text:span text:style-name="a2005" text:class-names=""/></text:p>
          </draw:text-box>
          <svg:title/>
          <svg:desc/>
        </draw:frame>
        <draw:frame draw:id="id152" presentation:style-name="a2020" draw:name="Content Placeholder 2" svg:x="0.40551in" svg:y="1.4974in" svg:width="9.18898in" svg:height="3.15885in" presentation:class="outline" presentation:placeholder="false">
          <draw:text-box>
            <text:list text:style-name="a2010">
              <text:list-item>
                <text:p text:style-name="a2009" text:class-names="" text:cond-style-name=""><text:span text:style-name="a2008" text:class-names="">Different implementation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1" text:class-names="">High-level logic<text:s text:c="1"/></text:span><text:span text:style-name="a2012" text:class-names="">exactly the same</text:span><text:span text:style-name="a2013" text:class-names=""/></text:p>
              </text:list-item>
            </text:list>
            <text:list text:style-name="a2019">
              <text:list-item>
                <text:p text:style-name="a2018" text:class-names="" text:cond-style-name=""><text:span text:style-name="a2016" text:class-names="">Will be the same on all architectures</text:span><text:span text:style-name="a2017" text:class-names=""/></text:p>
              </text:list-item>
            </text:list>
          </draw:text-box>
          <svg:title/>
          <svg:desc/>
        </draw:frame>
      </draw:page>
      <draw:page draw:name="Slide127" draw:style-name="a2022" draw:master-page-name="Master1-Layout2-obj-Title-and-Content" presentation:presentation-page-layout-name="Master1-PPL2" draw:id="Slide-382">
        <draw:frame draw:id="id153" presentation:style-name="a2029" draw:name="Title 1" svg:x="0.40551in" svg:y="0.29948in" svg:width="9.18898in" svg:height="1.08724in" presentation:class="title" presentation:placeholder="false">
          <draw:text-box>
            <text:p text:style-name="a2028" text:class-names="" text:cond-style-name=""><text:span text:style-name="a2023" text:class-names="">What causes<text:s text:c="1"/></text:span><text:span text:style-name="a2024" text:class-names="">context</text:span><text:span text:style-name="a2025" text:class-names=""><text:s text:c="1"/></text:span><text:span text:style-name="a2026" text:class-names="">switches?</text:span><text:span text:style-name="a2027" text:class-names=""/></text:p>
          </draw:text-box>
          <svg:title/>
          <svg:desc/>
        </draw:frame>
        <draw:frame draw:id="id154" presentation:style-name="a2081" draw:name="Content Placeholder 2" svg:x="0.40551in" svg:y="1.4974in" svg:width="9.18898in" svg:height="3.15885in" presentation:class="outline" presentation:placeholder="false">
          <draw:text-box>
            <text:list text:style-name="a2032">
              <text:list-item>
                <text:p text:style-name="a2031" text:class-names="" text:cond-style-name=""><text:span text:style-name="a2030" text:class-names="">Thread switch is a “type” of context switch (see next video)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3" text:class-names="">Running<text:s text:c="1"/></text:span><text:span text:style-name="a2034" text:class-names="">thread<text:s text:c="1"/></text:span><text:span text:style-name="a2035" text:class-names="">yield</text:span></text:p>
              </text:list-item>
            </text:list>
            <text:list text:style-name="a2040">
              <text:list-item>
                <text:list text:style-name="a2040">
                  <text:list-item>
                    <text:p text:style-name="a2039" text:class-names="" text:cond-style-name=""><text:span text:style-name="a2038" text:class-names="">Voluntarily let another thread run</text:span></text:p>
                  </text:list-item>
                </text:list>
              </text:list-item>
            </text:list>
            <text:list text:style-name="a2045">
              <text:list-item>
                <text:p text:style-name="a2044" text:class-names="" text:cond-style-name=""><text:span text:style-name="a2041" text:class-names="">Running thread call<text:s text:c="1"/></text:span><text:span text:style-name="a2042" text:class-names="">thread_exit</text:span><text:span text:style-name="a2043" text:class-names=""/></text:p>
              </text:list-item>
            </text:list>
            <text:list text:style-name="a2048">
              <text:list-item>
                <text:list text:style-name="a2048">
                  <text:list-item>
                    <text:p text:style-name="a2047" text:class-names="" text:cond-style-name=""><text:span text:style-name="a2046" text:class-names="">Voluntarily stops</text:span></text:p>
                  </text:list-item>
                </text:list>
              </text:list-item>
            </text:list>
            <text:list text:style-name="a2055">
              <text:list-item>
                <text:p text:style-name="a2054" text:class-names="" text:cond-style-name=""><text:span text:style-name="a2049" text:class-names="">Running thread<text:s text:c="1"/></text:span><text:span text:style-name="a2050" text:class-names="">blocks</text:span><text:span text:style-name="a2051" text:class-names="">, via a call to<text:s text:c="1"/></text:span><text:span text:style-name="a2052" text:class-names="">wchan_sleep</text:span><text:span text:style-name="a2053" text:class-names=""/></text:p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6" text:class-names="">We saw that in the semaphore video! (Week 5 Video 6)</text:span></text:p>
                  </text:list-item>
                </text:list>
              </text:list-item>
            </text:list>
            <text:list text:style-name="a2062">
              <text:list-item>
                <text:p text:style-name="a2061" text:class-names="" text:cond-style-name=""><text:span text:style-name="a2059" text:class-names="">Running thread is<text:s text:c="1"/></text:span><text:span text:style-name="a2060" text:class-names="">pre-empted</text:span></text:p>
              </text:list-item>
            </text:list>
            <text:list text:style-name="a2067">
              <text:list-item>
                <text:list text:style-name="a2067">
                  <text:list-item>
                    <text:p text:style-name="a2066" text:class-names="" text:cond-style-name=""><text:span text:style-name="a2063" text:class-names="">Running thread involuntarily stopped by an<text:s text:c="1"/></text:span><text:span text:style-name="a2064" text:class-names="">interrupt</text:span><text:span text:style-name="a2065" text:class-names=""><text:s text:c="1"/>(more in the next video)</text:span></text:p>
                  </text:list-item>
                </text:list>
              </text:list-item>
            </text:list>
            <text:list text:style-name="a2072">
              <text:list-item>
                <text:list text:style-name="a2072">
                  <text:list-item>
                    <text:p text:style-name="a2071" text:class-names="" text:cond-style-name=""><text:span text:style-name="a2068" text:class-names="">Could be hardware events “</text:span><text:span text:style-name="a2069" text:class-names="">trap</text:span><text:span text:style-name="a2070" text:class-names="">” (Week 5 video 3)</text:span></text:p>
                  </text:list-item>
                </text:list>
              </text:list-item>
            </text:list>
            <text:list text:style-name="a2077">
              <text:list-item>
                <text:list text:style-name="a2077">
                  <text:list-item>
                    <text:p text:style-name="a2076" text:class-names="" text:cond-style-name=""><text:span text:style-name="a2073" text:class-names="">… or the timer used to implement the<text:s text:c="1"/></text:span><text:span text:style-name="a2074" text:class-names="">scheduler</text:span><text:span text:style-name="a2075" text:class-names=""><text:s text:c="1"/>(more on this next week)</text:span></text:p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p text:style-name="a2079" text:class-names="" text:cond-style-name=""><text:span text:style-name="a207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2083" draw:master-page-name="Master1-Layout5-cust-Title-Slide-Colour-and-Image" presentation:presentation-page-layout-name="Master1-PPL5" draw:id="Slide-359">
        <draw:frame draw:id="id155" presentation:style-name="a2087" draw:name="Title 6" svg:x="0.40551in" svg:y="1.74803in" svg:width="5.75197in" svg:height="1.20472in" presentation:class="title" presentation:placeholder="false">
          <draw:text-box>
            <text:p text:style-name="a2086" text:class-names="" text:cond-style-name=""><text:span text:style-name="a2084" text:class-names="">Thank you</text:span><text:span text:style-name="a20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479" xlink:href="media/image2.jpeg" xlink:show="embed" xlink:actuate="onLoad"/>
    <draw:fill-image draw:name="a1585" xlink:href="media/image2.jpeg" xlink:show="embed" xlink:actuate="onLoad"/>
    <draw:fill-image draw:name="a670" xlink:href="media/image2.jpeg" xlink:show="embed" xlink:actuate="onLoad"/>
    <draw:fill-image draw:name="a2082" xlink:href="media/image3.jpeg" xlink:show="embed" xlink:actuate="onLoad"/>
    <draw:fill-image draw:name="a63" xlink:href="media/image4.jpeg" xlink:show="embed" xlink:actuate="onLoad"/>
    <draw:fill-image draw:name="a182" xlink:href="media/image5.jpeg" xlink:show="embed" xlink:actuate="onLoad"/>
    <draw:fill-image draw:name="a1574" xlink:href="media/image2.jpeg" xlink:show="embed" xlink:actuate="onLoad"/>
    <draw:fill-image draw:name="a1538" xlink:href="media/image2.jpeg" xlink:show="embed" xlink:actuate="onLoad"/>
    <draw:fill-image draw:name="a1413" xlink:href="media/image2.jpeg" xlink:show="embed" xlink:actuate="onLoad"/>
    <draw:fill-image draw:name="a962" xlink:href="media/image2.jpeg" xlink:show="embed" xlink:actuate="onLoad"/>
    <draw:fill-image draw:name="a292" xlink:href="media/image5.jpeg" xlink:show="embed" xlink:actuate="onLoad"/>
    <draw:fill-image draw:name="a1647" xlink:href="media/image2.jpeg" xlink:show="embed" xlink:actuate="onLoad"/>
    <draw:fill-image draw:name="a1346" xlink:href="media/image2.jpeg" xlink:show="embed" xlink:actuate="onLoad"/>
    <draw:fill-image draw:name="a1279" xlink:href="media/image2.jpeg" xlink:show="embed" xlink:actuate="onLoad"/>
    <draw:fill-image draw:name="a1930" xlink:href="media/image2.jpeg" xlink:show="embed" xlink:actuate="onLoad"/>
    <draw:fill-image draw:name="a1718" xlink:href="media/image2.jpeg" xlink:show="embed" xlink:actuate="onLoad"/>
    <draw:fill-image draw:name="a1154" xlink:href="media/image2.jpeg" xlink:show="embed" xlink:actuate="onLoad"/>
    <draw:fill-image draw:name="a2021" xlink:href="media/image2.jpeg" xlink:show="embed" xlink:actuate="onLoad"/>
    <draw:fill-image draw:name="a1089" xlink:href="media/image2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6.jpeg" xlink:show="embed" xlink:actuate="onLoad"/>
    <draw:fill-image draw:name="a1213" xlink:href="media/image2.jpeg" xlink:show="embed" xlink:actuate="onLoad"/>
    <draw:fill-image draw:name="a288" xlink:href="media/image3.jpeg" xlink:show="embed" xlink:actuate="onLoad"/>
    <draw:fill-image draw:name="a1554" xlink:href="media/image2.jpeg" xlink:show="embed" xlink:actuate="onLoad"/>
    <draw:fill-image draw:name="a871" xlink:href="media/image3.jpeg" xlink:show="embed" xlink:actuate="onLoad"/>
    <draw:fill-image draw:name="a233" xlink:href="media/image6.jpeg" xlink:show="embed" xlink:actuate="onLoad"/>
    <draw:fill-image draw:name="a466" xlink:href="media/image2.jpeg" xlink:show="embed" xlink:actuate="onLoad"/>
    <draw:fill-image draw:name="a1789" xlink:href="media/image2.jpeg" xlink:show="embed" xlink:actuate="onLoad"/>
    <draw:fill-image draw:name="a905" xlink:href="media/image2.jpeg" xlink:show="embed" xlink:actuate="onLoad"/>
    <draw:fill-image draw:name="a398" xlink:href="media/image2.jpeg" xlink:show="embed" xlink:actuate="onLoad"/>
    <draw:fill-image draw:name="a1859" xlink:href="media/image2.jpeg" xlink:show="embed" xlink:actuate="onLoad"/>
    <draw:fill-image draw:name="a768" xlink:href="media/image2.jpeg" xlink:show="embed" xlink:actuate="onLoad"/>
    <draw:fill-image draw:name="a1026" xlink:href="media/image2.jpeg" xlink:show="embed" xlink:actuate="onLoad"/>
    <draw:fill-image draw:name="a343" xlink:href="media/image3.jpeg" xlink:show="embed" xlink:actuate="onLoad"/>
    <draw:fill-image draw:name="a877" xlink:href="media/image2.jpeg" xlink:show="embed" xlink:actuate="onLoad"/>
    <draw:fill-image draw:name="a2000" xlink:href="media/image2.jpeg" xlink:show="embed" xlink:actuate="onLoad"/>
    <draw:fill-image draw:name="a114" xlink:href="media/image2.jpeg" xlink:show="embed" xlink:actuate="onLoad"/>
    <draw:fill-image draw:name="a860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2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2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2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2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2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2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2T06:35:16Z</dc:date>
    <meta:template xlink:href="password1" xlink:type="simple"/>
    <meta:editing-cycles>37</meta:editing-cycles>
    <meta:editing-duration>PT44666S</meta:editing-duration>
    <meta:document-statistic meta:paragraph-count="329" meta:word-count="2095"/>
  </office:meta>
</office:document-meta>
</file>